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2f03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6c67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82fb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aae2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45bb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5419b6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52f0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6c67d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82fb4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2885c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419b6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9aae2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45bb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2885c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2885c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419b6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9aae2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2885c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3560c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419b6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56c67d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45bb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419b6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bc970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45bb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bc970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bc970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bc970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fo:font-size="12pt" fo:font-weight="normal" officeooo:rsid="005bc970" officeooo:paragraph-rsid="005bc970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bc970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fo:font-weight="normal" officeooo:rsid="005419b6" style:font-weight-asian="normal" style:font-weight-complex="normal"/>
    </style:style>
    <style:style style:name="T15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6" style:family="text">
      <style:text-properties officeooo:rsid="000d2382"/>
    </style:style>
    <style:style style:name="T17" style:family="text">
      <style:text-properties officeooo:rsid="000a26a8"/>
    </style:style>
    <style:style style:name="T18" style:family="text">
      <style:text-properties officeooo:rsid="000d56e7"/>
    </style:style>
    <style:style style:name="T19" style:family="text">
      <style:text-properties officeooo:rsid="000f22b4"/>
    </style:style>
    <style:style style:name="T20" style:family="text">
      <style:text-properties officeooo:rsid="00117923"/>
    </style:style>
    <style:style style:name="T21" style:family="text">
      <style:text-properties officeooo:rsid="0012d193"/>
    </style:style>
    <style:style style:name="T22" style:family="text">
      <style:text-properties officeooo:rsid="0013ceb8"/>
    </style:style>
    <style:style style:name="T23" style:family="text">
      <style:text-properties officeooo:rsid="001c6e89"/>
    </style:style>
    <style:style style:name="T24" style:family="text">
      <style:text-properties officeooo:rsid="001a3524"/>
    </style:style>
    <style:style style:name="T25" style:family="text">
      <style:text-properties officeooo:rsid="00106a4c"/>
    </style:style>
    <style:style style:name="T26" style:family="text">
      <style:text-properties officeooo:rsid="0018d0a2"/>
    </style:style>
    <style:style style:name="T27" style:family="text">
      <style:text-properties officeooo:rsid="001de4c0"/>
    </style:style>
    <style:style style:name="T28" style:family="text">
      <style:text-properties officeooo:rsid="001e8593"/>
    </style:style>
    <style:style style:name="T29" style:family="text">
      <style:text-properties officeooo:rsid="0023814a"/>
    </style:style>
    <style:style style:name="T30" style:family="text">
      <style:text-properties officeooo:rsid="0025890f"/>
    </style:style>
    <style:style style:name="T31" style:family="text">
      <style:text-properties officeooo:rsid="00265f29"/>
    </style:style>
    <style:style style:name="T32" style:family="text">
      <style:text-properties officeooo:rsid="002720f7"/>
    </style:style>
    <style:style style:name="T33" style:family="text">
      <style:text-properties officeooo:rsid="00298f98"/>
    </style:style>
    <style:style style:name="T34" style:family="text">
      <style:text-properties officeooo:rsid="002a2369"/>
    </style:style>
    <style:style style:name="T35" style:family="text">
      <style:text-properties officeooo:rsid="002bc70e"/>
    </style:style>
    <style:style style:name="T36" style:family="text">
      <style:text-properties officeooo:rsid="002d2022"/>
    </style:style>
    <style:style style:name="T37" style:family="text">
      <style:text-properties officeooo:rsid="002f07b6"/>
    </style:style>
    <style:style style:name="T38" style:family="text">
      <style:text-properties officeooo:rsid="002fc652"/>
    </style:style>
    <style:style style:name="T39" style:family="text">
      <style:text-properties officeooo:rsid="00313c6e"/>
    </style:style>
    <style:style style:name="T40" style:family="text">
      <style:text-properties officeooo:rsid="0031b5b4"/>
    </style:style>
    <style:style style:name="T41" style:family="text">
      <style:text-properties officeooo:rsid="0032b9f0"/>
    </style:style>
    <style:style style:name="T42" style:family="text">
      <style:text-properties officeooo:rsid="0032e09f"/>
    </style:style>
    <style:style style:name="T43" style:family="text">
      <style:text-properties officeooo:rsid="0034d1e3"/>
    </style:style>
    <style:style style:name="T44" style:family="text">
      <style:text-properties officeooo:rsid="0034e971"/>
    </style:style>
    <style:style style:name="T45" style:family="text">
      <style:text-properties officeooo:rsid="003662fb"/>
    </style:style>
    <style:style style:name="T46" style:family="text">
      <style:text-properties officeooo:rsid="0039342c"/>
    </style:style>
    <style:style style:name="T47" style:family="text">
      <style:text-properties officeooo:rsid="003970ff"/>
    </style:style>
    <style:style style:name="T48" style:family="text">
      <style:text-properties officeooo:rsid="0039f911"/>
    </style:style>
    <style:style style:name="T49" style:family="text">
      <style:text-properties officeooo:rsid="003b737e"/>
    </style:style>
    <style:style style:name="T50" style:family="text">
      <style:text-properties officeooo:rsid="003c64b9"/>
    </style:style>
    <style:style style:name="T51" style:family="text">
      <style:text-properties officeooo:rsid="003c88c5"/>
    </style:style>
    <style:style style:name="T52" style:family="text">
      <style:text-properties officeooo:rsid="004d095d"/>
    </style:style>
    <style:style style:name="T53" style:family="text">
      <style:text-properties officeooo:rsid="003e70ac"/>
    </style:style>
    <style:style style:name="T54" style:family="text">
      <style:text-properties officeooo:rsid="00402440"/>
    </style:style>
    <style:style style:name="T55" style:family="text">
      <style:text-properties officeooo:rsid="003f5315"/>
    </style:style>
    <style:style style:name="T56" style:family="text">
      <style:text-properties officeooo:rsid="0043dfc9"/>
    </style:style>
    <style:style style:name="T57" style:family="text">
      <style:text-properties officeooo:rsid="0044a384"/>
    </style:style>
    <style:style style:name="T58" style:family="text">
      <style:text-properties officeooo:rsid="004692f2"/>
    </style:style>
    <style:style style:name="T59" style:family="text">
      <style:text-properties officeooo:rsid="004c6121"/>
    </style:style>
    <style:style style:name="T60" style:family="text">
      <style:text-properties officeooo:rsid="004ee86d"/>
    </style:style>
    <style:style style:name="T61" style:family="text">
      <style:text-properties officeooo:rsid="004f2b9c"/>
    </style:style>
    <style:style style:name="T62" style:family="text">
      <style:text-properties officeooo:rsid="004fbd51"/>
    </style:style>
    <style:style style:name="T63" style:family="text">
      <style:text-properties officeooo:rsid="0052885c"/>
    </style:style>
    <style:style style:name="T64" style:family="text">
      <style:text-properties officeooo:rsid="0053560c"/>
    </style:style>
    <style:style style:name="T65" style:family="text">
      <style:text-properties fo:font-weight="bold" officeooo:rsid="00057710" style:font-weight-asian="bold" style:font-weight-complex="bold"/>
    </style:style>
    <style:style style:name="T66" style:family="text">
      <style:text-properties fo:font-weight="bold" officeooo:rsid="00117923" style:font-weight-asian="bold" style:font-weight-complex="bold"/>
    </style:style>
    <style:style style:name="T67" style:family="text">
      <style:text-properties fo:font-weight="bold" officeooo:rsid="0034d1e3" style:font-weight-asian="bold" style:font-weight-complex="bold"/>
    </style:style>
    <style:style style:name="T68" style:family="text">
      <style:text-properties fo:font-weight="bold" officeooo:rsid="00402440" style:font-weight-asian="bold" style:font-weight-complex="bold"/>
    </style:style>
    <style:style style:name="T69" style:family="text">
      <style:text-properties fo:font-weight="bold" officeooo:rsid="005419b6" style:font-weight-asian="bold" style:font-weight-complex="bold"/>
    </style:style>
    <style:style style:name="T70" style:family="text">
      <style:text-properties officeooo:rsid="00552f03"/>
    </style:style>
    <style:style style:name="T71" style:family="text">
      <style:text-properties officeooo:rsid="0056c67d"/>
    </style:style>
    <style:style style:name="T72" style:family="text">
      <style:text-properties officeooo:rsid="0059aae2"/>
    </style:style>
    <style:style style:name="T73" style:family="text">
      <style:text-properties officeooo:rsid="005bc9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77"/>
      <text:p text:style-name="P77">Presentació assignatura</text:p>
      <text:p text:style-name="P79">Comentem web assignatura</text:p>
      <text:p text:style-name="P82">Activem el Classroom d'electricitat</text:p>
      <text:p text:style-name="P79"/>
      <text:p text:style-name="P81">Comencem amb apunts <text:a xlink:type="simple" xlink:href="https://paulinoposada.github.io/web_e/documents/apunts/unitat_1/e_apunts_ud_1_1_gs.pdf"><text:span text:style-name="T17">Unitat 1.1</text:span></text:a> – Introducció</text:p>
      <text:p text:style-name="P79">Comentem fins a 1.6 Mesurament de voltatge i corrent</text:p>
      <text:p text:style-name="P79"/>
      <text:p text:style-name="P79">Baixem al taller a desmuntar calaixos de les taules</text:p>
      <text:p text:style-name="P79"/>
      <text:p text:style-name="P2"/>
      <text:p text:style-name="P2">Dimecres<text:tab/>27/09/23</text:p>
      <text:p text:style-name="P83"><text:a xlink:type="simple" xlink:href="https://paulinoposada.github.io/web_e/documents/apunts/unitat_1/e_apunts_ud_1_1_gs.pdf">Unitat 1.1</text:a></text:p>
      <text:p text:style-name="P83">Comentem 1.7 Direcció convencional del corrent.</text:p>
      <text:p text:style-name="P83"/>
      <text:p text:style-name="P85"><text:a xlink:type="simple" xlink:href="https://paulinoposada.github.io/web_e/documents/apunts/unitat_1/e_apunts_ud_1_2_gs.pdf">Unitat 1.2</text:a></text:p>
      <text:p text:style-name="P83">Comentem</text:p>
      <text:p text:style-name="P215"><text:span text:style-name="T1">1.1 </text:span><text:span text:style-name="T15">Relación entre tensión, corriente y resistencia</text:span></text:p>
      <text:p text:style-name="P83">1.2 Exercicis 1.2-1 i 2</text:p>
      <text:p text:style-name="P83">1.3 Potència elèctrica</text:p>
      <text:p text:style-name="P83">1.5 Resistencias</text:p>
      <text:p text:style-name="P83"/>
      <text:p text:style-name="P83"/>
      <text:p text:style-name="P2">Dijous<text:tab/><text:tab/>28/09/23</text:p>
      <text:p text:style-name="P2"/>
      <text:p text:style-name="P84"><text:a xlink:type="simple" xlink:href="https://paulinoposada.github.io/web_e/documents/apunts/unitat_1/e_apunts_ud_1_2_gs.pdf">Unitat 1.2</text:a></text:p>
      <text:p text:style-name="P84">Comentem</text:p>
      <text:p text:style-name="P62"><text:span text:style-name="T3">1.</text:span><text:span text:style-name="T2">6 No linearittat de la resistència</text:span></text:p>
      <text:p text:style-name="P89">1.7 El cablejat del circuit</text:p>
      <text:p text:style-name="P62"/>
      <text:p text:style-name="P89">Baixem al taller per desmuntar taules i tallar taulers.</text:p>
      <text:p text:style-name="P2"/>
      <text:p text:style-name="P2"/>
      <text:p text:style-name="P2">Divendres<text:tab/> 29/09/23</text:p>
      <text:p text:style-name="P78"/>
      <text:p text:style-name="P86">Comencem amb <text:a xlink:type="simple" xlink:href="https://paulinoposada.github.io/web_e/documents/apunts/unitat_2/e_apunts_ud_2_1_gs.pdf">unitat 2</text:a> “Seguretat en les instal·lacions elèctriques”</text:p>
      <text:p text:style-name="P86"><text:s/>Comentem apartats</text:p>
      <text:p text:style-name="P86">1.1 Efectes fisològics de l'electricitat</text:p>
      <text:p text:style-name="P86">1.2 Toma de terra</text:p>
      <text:p text:style-name="P86">1.3 Llei d'Ohm aplicada a els descàrregues</text:p>
      <text:p text:style-name="P86"/>
      <text:p text:style-name="P86"/>
      <text:p text:style-name="P86"/>
      <text:p text:style-name="P3"/>
      <text:p text:style-name="P217">Dimarts<text:tab/><text:span text:style-name="T16">03</text:span>/<text:span text:style-name="T16">10</text:span>/23</text:p>
      <text:p text:style-name="P80"/>
      <text:p text:style-name="P80">Baixem al taller a desmuntar <text:span text:style-name="T16">material</text:span> taules.</text:p>
      <text:p text:style-name="P80"/>
      <text:p text:style-name="P90">Mesurem fill de coure de 14 m de llargària, R = 6 ohms. Amb la resistivitat del coure calculem secció com a 0,04 mm2 → en un conductor de 1,5 nmm2 hi ha 38 fils de 0,04 mm2.</text:p>
      <text:p text:style-name="P90"/>
      <text:p text:style-name="P91"><text:a xlink:type="simple" xlink:href="https://paulinoposada.github.io/web_e/documents/apunts/unitat_1/e_apunts_ud_1_2_gs.pdf"><text:span text:style-name="T17">Unitat 1.2</text:span></text:a>, <text:s/>comentem apartat 1.4 Resistivitat, propietat física d'un material</text:p>
      <text:p text:style-name="P90"/>
      <text:p text:style-name="P4"/>
      <text:p text:style-name="P4"/>
      <text:p text:style-name="P4">Dim<text:span text:style-name="T18">ecres</text:span><text:tab/><text:span text:style-name="T16">04</text:span>/<text:span text:style-name="T16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87">Comentem apartats</text:p>
      <text:p text:style-name="P87">1.<text:span text:style-name="T18">4</text:span> <text:span text:style-name="T18">Procediments de seguretat</text:span></text:p>
      <text:p text:style-name="P92">1.5 Resposta a una emergència</text:p>
      <text:p text:style-name="P92">1.6 Causes freqüents d'accidents</text:p>
      <text:p text:style-name="P92">1.7 Disseny de dispositius segurs</text:p>
      <text:p text:style-name="P92">1.8 Utilització del polímetre</text:p>
      <text:p text:style-name="P92"/>
      <text:p text:style-name="P5"/>
      <text:p text:style-name="P5">Di<text:span text:style-name="T19">jous</text:span><text:tab/><text:span text:style-name="T16">05</text:span>/<text:span text:style-name="T16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63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96">Comentem apartats</text:p>
      <text:p text:style-name="P96">1.1 Què són les connexións sèrie i paral·lel</text:p>
      <text:p text:style-name="P96">1.2 Connexió sèrie senzilla</text:p>
      <text:p text:style-name="P96">1.3 Connexió paral·lel senzilla</text:p>
      <text:p text:style-name="P63"/>
      <text:p text:style-name="P96">Baixem al taller on muntem font d'alimentació d'ordinador amb derivacions a les taules de pràctiques.</text:p>
      <text:p text:style-name="P96"/>
      <text:p text:style-name="P88"/>
      <text:p text:style-name="P6">D<text:span text:style-name="T20">ivendres</text:span><text:tab/><text:span text:style-name="T16">06</text:span>/<text:span text:style-name="T16">10</text:span>/23</text:p>
      <text:p text:style-name="P6"/>
      <text:p text:style-name="P97">Comencem amb la pràctica 1.</text:p>
      <text:p text:style-name="P92"/>
      <text:p text:style-name="P92"/>
      <text:p text:style-name="P7">D<text:span text:style-name="T20">illuns</text:span><text:tab/><text:span text:style-name="T16">09</text:span>/<text:span text:style-name="T16">10</text:span>/23</text:p>
      <text:p text:style-name="P7"/>
      <text:p text:style-name="P98">Co<text:span text:style-name="T21">ntinuem</text:span> amb la pràctica 1.</text:p>
      <text:p text:style-name="P93"/>
      <text:p text:style-name="P93"/>
      <text:p text:style-name="P8">D<text:span text:style-name="T20">imarts</text:span><text:tab/><text:span text:style-name="T22">10</text:span>/<text:span text:style-name="T16">10</text:span>/23</text:p>
      <text:p text:style-name="P8"/>
      <text:p text:style-name="P99">Co<text:span text:style-name="T21">ntinuem</text:span> amb la pràctica 1.</text:p>
      <text:p text:style-name="P94"/>
      <text:p text:style-name="P218">D<text:span text:style-name="T20">imecres</text:span><text:tab/><text:span text:style-name="T22">11</text:span>/<text:span text:style-name="T16">10</text:span>/23</text:p>
      <text:p text:style-name="P10"/>
      <text:p text:style-name="P100">Co<text:span text:style-name="T21">ntinuem</text:span> amb la pràctica 1.</text:p>
      <text:p text:style-name="P95"/>
      <text:p text:style-name="P95"/>
      <text:p text:style-name="P9">D<text:span text:style-name="T23">imarts</text:span><text:tab/><text:span text:style-name="T24">17</text:span>/<text:span text:style-name="T25">10</text:span>/23</text:p>
      <text:p text:style-name="P9"/>
      <text:p text:style-name="P101">Vaga estudiants.</text:p>
      <text:p text:style-name="P102"/>
      <text:p text:style-name="P10"/>
      <text:p text:style-name="P10">D<text:span text:style-name="T20">imecres</text:span><text:tab/><text:span text:style-name="T22">18</text:span>/<text:span text:style-name="T16">10</text:span>/23</text:p>
      <text:p text:style-name="P64"><text:a xlink:type="simple" xlink:href="https://paulinoposada.github.io/web_e/documents/apunts/unitat_3/e_apunts_ud_3_1_gs.pdf"><text:span text:style-name="T2">unitat 3</text:span></text:a></text:p>
      <text:p text:style-name="P103">Repàs apartats: 1.3 Sèrie i 1.4 Paral·lel</text:p>
      <text:p text:style-name="P103">Comentat apartats:</text:p>
      <text:p text:style-name="P103">1.4 Conductivitat</text:p>
      <text:p text:style-name="P103">1.5 Potència</text:p>
      <text:p text:style-name="P103">1.6 Divisor de tensió</text:p>
      <text:p text:style-name="P95"/>
      <text:p text:style-name="P95"/>
      <text:p text:style-name="P11">D<text:span text:style-name="T20">ijous</text:span><text:tab/><text:span text:style-name="T22">19</text:span>/<text:span text:style-name="T16">10</text:span>/23</text:p>
      <text:p text:style-name="P64"><text:a xlink:type="simple" xlink:href="https://paulinoposada.github.io/web_e/documents/apunts/unitat_3/e_apunts_ud_3_1_gs.pdf"><text:span text:style-name="T2">unitat 3</text:span></text:a></text:p>
      <text:p text:style-name="P105">Comentem apartat 1.10 Ejercicios</text:p>
      <text:p text:style-name="P105">Comentem exercicis 1 a 11.</text:p>
      <text:p text:style-name="P104"/>
      <text:p text:style-name="P12">D<text:span text:style-name="T20">ivendres</text:span><text:tab/><text:span text:style-name="T26">20</text:span>/<text:span text:style-name="T16">10</text:span>/23</text:p>
      <text:p text:style-name="P65"><text:a xlink:type="simple" xlink:href="https://paulinoposada.github.io/web_e/documents/apunts/unitat_3/e_apunts_ud_3_1_gs.pdf"><text:span text:style-name="T2">unitat 3</text:span></text:a></text:p>
      <text:p text:style-name="P106">Comentem<text:span text:style-name="T26"> apartat 1.10 - exercicis 12 i 13</text:span></text:p>
      <text:p text:style-name="P106"/>
      <text:p text:style-name="P13">D<text:span text:style-name="T20">imarts</text:span><text:tab/><text:span text:style-name="T26">24</text:span>/<text:span text:style-name="T16">10</text:span>/23</text:p>
      <text:p text:style-name="P66"><text:a xlink:type="simple" xlink:href="https://paulinoposada.github.io/web_e/documents/apunts/unitat_3/e_apunts_ud_3_1_gs.pdf"><text:span text:style-name="T2">unitat 3</text:span></text:a></text:p>
      <text:p text:style-name="P107">Comentem<text:span text:style-name="T26"> apartat 1.10 - exercicis 14 i 15.</text:span></text:p>
      <text:p text:style-name="P107"/>
      <text:p text:style-name="P14">D<text:span text:style-name="T20">imecres</text:span><text:tab/><text:span text:style-name="T26">25</text:span>/<text:span text:style-name="T16">10</text:span>/23</text:p>
      <text:p text:style-name="P67"><text:a xlink:type="simple" xlink:href="https://paulinoposada.github.io/web_e/documents/apunts/unitat_3/e_apunts_ud_3_1_gs.pdf"><text:span text:style-name="T2">unitat 3</text:span></text:a></text:p>
      <text:p text:style-name="P108">Comentem<text:span text:style-name="T26"> apartat 1.7 Nudo, rama, lazo y malla</text:span></text:p>
      <text:p text:style-name="P109">Comentat exercici 15.</text:p>
      <text:p text:style-name="P109">Començat amb <text:a xlink:type="simple" xlink:href="https://paulinoposada.github.io/web_e/documents/apunts/unitat_4/e_apunts_ud_4_gs.pdf">Unitat 4</text:a> – Anàlisi de xarxes</text:p>
      <text:p text:style-name="P109">Comentat apartat 1.2 Método de corriente de rama</text:p>
      <text:p text:style-name="P109"/>
      <text:p text:style-name="P108"/>
      <text:p text:style-name="P15">D<text:span text:style-name="T20">ijous</text:span><text:tab/><text:tab/><text:span text:style-name="T26">26</text:span>/<text:span text:style-name="T16">10</text:span>/23</text:p>
      <text:p text:style-name="P112">Baixa per gripe.</text:p>
      <text:p text:style-name="P112"/>
      <text:p text:style-name="P112"/>
      <text:p text:style-name="P15">D<text:span text:style-name="T20">ivendres</text:span><text:tab/><text:span text:style-name="T26">27</text:span>/<text:span text:style-name="T16">10</text:span>/23</text:p>
      <text:p text:style-name="P112">Sortida Astilleros de Mallorca.</text:p>
      <text:p text:style-name="P112"/>
      <text:p text:style-name="P112"/>
      <text:p text:style-name="P16">D<text:span text:style-name="T20">imarts</text:span><text:tab/><text:tab/><text:span text:style-name="T27">31</text:span>/<text:span text:style-name="T16">10</text:span>/23</text:p>
      <text:p text:style-name="P113"><text:a xlink:type="simple" xlink:href="https://paulinoposada.github.io/web_e/documents/examens/231031_ome_map33b_examen.pdf"><text:span text:style-name="T27">Examen</text:span></text:a><text:span text:style-name="T27"> 1</text:span>.</text:p>
      <text:p text:style-name="P113"/>
      <text:p text:style-name="P17"/>
      <text:p text:style-name="P219">D<text:span text:style-name="T20">imecres</text:span><text:tab/><text:tab/><text:span text:style-name="T28">01</text:span>/<text:span text:style-name="T16">11</text:span>/23</text:p>
      <text:p text:style-name="P114">Tots sants.</text:p>
      <text:p text:style-name="P17"/>
      <text:p text:style-name="P17"/>
      <text:p text:style-name="P17">D<text:span text:style-name="T20">ijous</text:span><text:tab/><text:tab/><text:tab/><text:span text:style-name="T28">02</text:span>/<text:span text:style-name="T16">11</text:span>/23</text:p>
      <text:p text:style-name="P114">Comentem solució examen.</text:p>
      <text:p text:style-name="P110">Co<text:span text:style-name="T28">ntinuem</text:span> amb <text:a xlink:type="simple" xlink:href="https://paulinoposada.github.io/web_e/documents/apunts/unitat_4/e_apunts_ud_4_gs.pdf">Unitat 4</text:a> – Anàlisi de xarxes</text:p>
      <text:p text:style-name="P110">Comentat apartat 1.<text:span text:style-name="T28">3</text:span> <text:span text:style-name="T28">Circuits pont</text:span></text:p>
      <text:p text:style-name="P110"/>
      <text:p text:style-name="P110"/>
      <text:p text:style-name="P18">D<text:span text:style-name="T20">ivendres</text:span><text:tab/><text:tab/><text:span text:style-name="T28">03</text:span>/<text:span text:style-name="T16">11</text:span>/23</text:p>
      <text:p text:style-name="P111">Co<text:span text:style-name="T28">ntinuem</text:span> amb <text:a xlink:type="simple" xlink:href="https://paulinoposada.github.io/web_e/documents/apunts/unitat_4/e_apunts_ud_4_gs.pdf">Unitat 4</text:a> – Anàlisi de xarxes</text:p>
      <text:p text:style-name="P111">Comentat apartat 1.<text:span text:style-name="T28">3</text:span> <text:span text:style-name="T28">Circuits pont</text:span></text:p>
      <text:p text:style-name="P115">En quadre elèctric, mesurat tensions entre fases, neutre i terra.</text:p>
      <text:p text:style-name="P115">Comprovat que entre neutre i terra el potencial és 0V.</text:p>
      <text:p text:style-name="P115">Comprovat que és pot pontejar entre neutre i terra, però que salta el diferencial. </text:p>
      <text:p text:style-name="P111"/>
      <text:p text:style-name="P111"/>
      <text:p text:style-name="P19">D<text:span text:style-name="T20">illuns</text:span><text:tab/><text:tab/><text:span text:style-name="T28">06</text:span>/<text:span text:style-name="T16">11</text:span>/23</text:p>
      <text:p text:style-name="P116">Baixem al taller. Preparem avaluació <text:a xlink:type="simple" xlink:href="https://paulinoposada.github.io/web_e/documents/practica_01.pdf">pràctica 1</text:a>.</text:p>
      <text:p text:style-name="P116"/>
      <text:p text:style-name="P116"/>
      <text:p text:style-name="P20">D<text:span text:style-name="T20">imarts</text:span><text:tab/><text:tab/><text:span text:style-name="T28">07</text:span>/<text:span text:style-name="T16">11</text:span>/23</text:p>
      <text:p text:style-name="P129">Comencem amb la <text:a xlink:type="simple" xlink:href="https://paulinoposada.github.io/web_e/documents/apunts/unitat_5_condensador/e_apunts_ud_5_gs.pdf">unitat 5</text:a> – condensador.</text:p>
      <text:p text:style-name="P129">Feim l'exercici 3.15 del llibre.</text:p>
      <text:p text:style-name="P129"/>
      <text:p text:style-name="P129"/>
      <text:p text:style-name="P21">D<text:span text:style-name="T20">imecres</text:span><text:tab/><text:tab/><text:span text:style-name="T28">08</text:span>/<text:span text:style-name="T16">11</text:span>/23</text:p>
      <text:p text:style-name="P130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0"><text:span text:style-name="T29">Continuem amb</text:span> l'exercici 3.15 del llibre. <text:span text:style-name="T29">Surten resultats diversos. Aclarar dubtes.</text:span></text:p>
      <text:p text:style-name="P130"/>
      <text:p text:style-name="P22"/>
      <text:p text:style-name="P22">D<text:span text:style-name="T20">ijous</text:span><text:tab/><text:tab/><text:tab/><text:span text:style-name="T28">09</text:span>/<text:span text:style-name="T16">11</text:span>/23</text:p>
      <text:p text:style-name="P117">Baixem al taller. Preparem avaluació <text:a xlink:type="simple" xlink:href="https://paulinoposada.github.io/web_e/documents/practica_01.pdf">pràctica 1</text:a>.</text:p>
      <text:p text:style-name="P117"/>
      <text:p text:style-name="P23">D<text:span text:style-name="T20">ivendres</text:span><text:tab/><text:tab/><text:tab/><text:span text:style-name="T30">10</text:span>/<text:span text:style-name="T16">11</text:span>/23</text:p>
      <text:p text:style-name="P131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9">Comencem apartat 1.2 Condensador y cálculo</text:p>
      <text:p text:style-name="P118"/>
      <text:p text:style-name="P24">D<text:span text:style-name="T20">illuns</text:span><text:tab/><text:tab/><text:tab/><text:span text:style-name="T31">13</text:span>/<text:span text:style-name="T16">11</text:span>/23</text:p>
      <text:p text:style-name="P119">Baixem al taller. <text:span text:style-name="T32">A</text:span>valuació <text:span text:style-name="T31">pràcica 1 → Michael, Toni, Josep, José Mª y Samuel.</text:span></text:p>
      <text:p text:style-name="P25"/>
      <text:p text:style-name="P25">D<text:span text:style-name="T20">imarts</text:span><text:tab/><text:tab/><text:tab/><text:span text:style-name="T31">14</text:span>/<text:span text:style-name="T16">11</text:span>/23</text:p>
      <text:p text:style-name="P132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0">Comentem apartats </text:p>
      <text:p text:style-name="P140">1.2.1 La derivada y ejemplos de tensiones variables</text:p>
      <text:p text:style-name="P140">1.3 Capacitat d'un condensador</text:p>
      <text:p text:style-name="P120"/>
      <text:p text:style-name="P120"/>
      <text:p text:style-name="P25"/>
      <text:p text:style-name="P220">D<text:span text:style-name="T20">imecres</text:span><text:tab/><text:tab/><text:tab/><text:span text:style-name="T31">15</text:span>/<text:span text:style-name="T16">11</text:span>/23</text:p>
      <text:p text:style-name="P132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0">Comentem apartat </text:p>
      <text:p text:style-name="P140">1.4 Conexió sèrie/paral·lel de condensadors</text:p>
      <text:p text:style-name="P140">1.6 Exercicis</text:p>
      <text:p text:style-name="P140"/>
      <text:p text:style-name="P120"/>
      <text:p text:style-name="P26">D<text:span text:style-name="T20">ijous</text:span><text:tab/><text:tab/><text:tab/><text:tab/><text:span text:style-name="T33">16</text:span>/<text:span text:style-name="T16">11</text:span>/23</text:p>
      <text:p text:style-name="P121">Baixem al taller. <text:span text:style-name="T33">A</text:span>valuació <text:a xlink:type="simple" xlink:href="https://paulinoposada.github.io/web_e/documents/practica_01.pdf">pràctica 1</text:a>.</text:p>
      <text:p text:style-name="P142">Comencem amb <text:a xlink:type="simple" xlink:href="https://paulinoposada.github.io/web_e/documents/practica_02.pdf">pràctica 2</text:a>.</text:p>
      <text:p text:style-name="P142"/>
      <text:p text:style-name="P142"/>
      <text:p text:style-name="P27">D<text:span text:style-name="T20">ivendres</text:span><text:tab/><text:tab/><text:tab/><text:span text:style-name="T33">17</text:span>/<text:span text:style-name="T16">11</text:span>/23</text:p>
      <text:p text:style-name="P133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1">Comentem <text:span text:style-name="T34">exercici 1.4-4</text:span> </text:p>
      <text:p text:style-name="P141"/>
      <text:p text:style-name="P141"/>
      <text:p text:style-name="P28">D<text:span text:style-name="T20">illuns</text:span><text:tab/><text:tab/><text:tab/><text:span text:style-name="T35">20</text:span>/<text:span text:style-name="T16">11</text:span>/23</text:p>
      <text:p text:style-name="P122">Baixem al taller, <text:a xlink:type="simple" xlink:href="https://paulinoposada.github.io/web_e/documents/practica_02.pdf"><text:span text:style-name="T35">pràctica 2</text:span></text:a></text:p>
      <text:p text:style-name="P122"/>
      <text:p text:style-name="P28">D<text:span text:style-name="T20">imarts</text:span><text:tab/><text:tab/><text:tab/><text:span text:style-name="T35">21</text:span>/<text:span text:style-name="T16">11</text:span>/23</text:p>
      <text:p text:style-name="P134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4">Comentem apartats</text:p>
      <text:p text:style-name="P144">1.1 Imants permanents</text:p>
      <text:p text:style-name="P144">1.2 Electromagnetisme</text:p>
      <text:p text:style-name="P144">1.3 Unitats de mesura magnètica</text:p>
      <text:p text:style-name="P144">1.4 Permeabilitat i sturació</text:p>
      <text:p text:style-name="P144">1.5 Inducció electromegnètica</text:p>
      <text:p text:style-name="P144">1.6 Inducció mutua</text:p>
      <text:p text:style-name="P144"/>
      <text:p text:style-name="P29">D<text:span text:style-name="T20">imecres</text:span><text:tab/><text:tab/><text:tab/><text:span text:style-name="T35">22</text:span>/<text:span text:style-name="T16">11</text:span>/23</text:p>
      <text:p text:style-name="P135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5">Comentem apartat <text:span text:style-name="T36">1.7 Inductors</text:span></text:p>
      <text:p text:style-name="P145"/>
      <text:p text:style-name="P145"/>
      <text:p text:style-name="P29">D<text:span text:style-name="T20">ijous</text:span><text:tab/><text:tab/><text:tab/><text:tab/><text:span text:style-name="T36">23</text:span>/<text:span text:style-name="T16">11</text:span>/23</text:p>
      <text:p text:style-name="P123">Baixem al taller. <text:span text:style-name="T33">Cotinuem amb </text:span><text:a xlink:type="simple" xlink:href="https://paulinoposada.github.io/web_e/documents/practica_02.pdf"><text:span text:style-name="T33">pràctica 2</text:span></text:a><text:span text:style-name="T33">.</text:span></text:p>
      <text:p text:style-name="P154">Comencem pràctica 3.</text:p>
      <text:p text:style-name="P143"/>
      <text:p text:style-name="P30">D<text:span text:style-name="T20">ivendres</text:span><text:tab/><text:tab/><text:tab/><text:span text:style-name="T36">24</text:span>/<text:span text:style-name="T16">11</text:span>/23</text:p>
      <text:p text:style-name="P136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5">Comentem apartat 1.7 Induct<text:span text:style-name="T37">ors.</text:span></text:p>
      <text:p text:style-name="P156">Comentem apartat 1.<text:span text:style-name="T37">8 Càlcul d'inductors.</text:span></text:p>
      <text:p text:style-name="P157">Comencem amb 1.9 Factors que influeixen en l'inductància. </text:p>
      <text:p text:style-name="P155"/>
      <text:p text:style-name="P31">D<text:span text:style-name="T20">illuns</text:span><text:tab/><text:tab/><text:tab/><text:span text:style-name="T35">27</text:span>/<text:span text:style-name="T16">11</text:span>/23</text:p>
      <text:p text:style-name="P124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4"/>
      <text:p text:style-name="P32"/>
      <text:p text:style-name="P221">D<text:span text:style-name="T20">imarts</text:span><text:tab/><text:tab/><text:tab/><text:span text:style-name="T35">21</text:span>/<text:span text:style-name="T16">11</text:span>/23</text:p>
      <text:p text:style-name="P137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6">Comentem <text:span text:style-name="T40">exercicis 1.12-1 a 7.</text:span></text:p>
      <text:p text:style-name="P146"/>
      <text:p text:style-name="P33"/>
      <text:p text:style-name="P33">D<text:span text:style-name="T20">imecres</text:span><text:tab/><text:tab/><text:tab/><text:span text:style-name="T35">29</text:span>/<text:span text:style-name="T16">11</text:span>/23</text:p>
      <text:p text:style-name="P138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7">Comentem <text:span text:style-name="T41">exercicis 1.12-8 a 13.</text:span></text:p>
      <text:p text:style-name="P147"/>
      <text:p text:style-name="P147"/>
      <text:p text:style-name="P68">01, 04 i 05/12/23</text:p>
      <text:p text:style-name="P216">Període d'exàmens.</text:p>
      <text:p text:style-name="P34"/>
      <text:p text:style-name="P34"/>
      <text:p text:style-name="P34">D<text:span text:style-name="T20">illuns</text:span><text:tab/><text:tab/><text:tab/><text:span text:style-name="T42">11</text:span>/<text:span text:style-name="T16">12</text:span>/23</text:p>
      <text:p text:style-name="P125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5"/>
      <text:p text:style-name="P35"/>
      <text:p text:style-name="P35">D<text:span text:style-name="T20">imarts</text:span><text:tab/><text:tab/><text:tab/><text:span text:style-name="T43">12</text:span>/<text:span text:style-name="T16">12</text:span>/23</text:p>
      <text:p text:style-name="P148">C<text:span text:style-name="T43">orregim l'examen del 04/12/23.</text:span></text:p>
      <text:p text:style-name="P158">Comentem els exercicis 1.4-1 a 4 de la <text:a xlink:type="simple" xlink:href="https://paulinoposada.github.io/web_e/documents/apunts/unitat_4_analisis_redes/e_apunts_ud_4_gs.pdf">unitat 4</text:a>.</text:p>
      <text:p text:style-name="P148"/>
      <text:p text:style-name="P37">D<text:span text:style-name="T20">imarts</text:span><text:tab/><text:tab/><text:tab/><text:span text:style-name="T43">12</text:span>/<text:span text:style-name="T16">12</text:span>/23</text:p>
      <text:p text:style-name="P149">C<text:span text:style-name="T43">orregim l'examen del 04/12/23.</text:span></text:p>
      <text:p text:style-name="P160"/>
      <text:p text:style-name="P148"/>
      <text:p text:style-name="P36">D<text:span text:style-name="T20">imecres</text:span><text:tab/><text:tab/><text:tab/><text:span text:style-name="T43">13</text:span>/<text:span text:style-name="T16">12</text:span>/23<text:span text:style-name="T6">.</text:span></text:p>
      <text:p text:style-name="P159">Comentem <text:span text:style-name="T44">l'annex de </text:span><text:a xlink:type="simple" xlink:href="https://paulinoposada.github.io/web_e/documents/apunts/unitat_6_magnetisme/e_apunts_ud_6_gs.pdf"><text:span text:style-name="T44">Unitat 6</text:span></text:a><text:span text:style-name="T44"> – magnetisme.</text:span></text:p>
      <text:p text:style-name="P161">Comence<text:span text:style-name="T46">m</text:span> amb la <text:a xlink:type="simple" xlink:href="https://paulinoposada.github.io/web_e/documents/apunts/unitat_7_ca/e_apunts_ud_7_gs.pdf">Unitat 7- ca</text:a>.</text:p>
      <text:p text:style-name="P161"><text:span text:style-name="T45">Comentem apartat 1 Teoría básica.</text:span> </text:p>
      <text:p text:style-name="P150"/>
      <text:p text:style-name="P150"/>
      <text:p text:style-name="P37">D<text:span text:style-name="T20">ijous</text:span><text:tab/><text:tab/><text:tab/><text:tab/><text:span text:style-name="T43">14</text:span>/<text:span text:style-name="T16">12</text:span>/23<text:span text:style-name="T6">.</text:span></text:p>
      <text:p text:style-name="P162"><text:a xlink:type="simple" xlink:href="https://paulinoposada.github.io/web_e/documents/apunts/unitat_7_ca/e_apunts_ud_7_gs.pdf">Unitat 7- ca</text:a>.</text:p>
      <text:p text:style-name="P170">Repassem teoria pont Wheatstone</text:p>
      <text:p text:style-name="P162"><text:span text:style-name="T45">Comentem apartat 2 Formes d'ona en CA.</text:span> </text:p>
      <text:p text:style-name="P149"/>
      <text:p text:style-name="P149"/>
      <text:p text:style-name="P38">D<text:span text:style-name="T20">ivendres</text:span><text:tab/><text:tab/><text:tab/><text:span text:style-name="T43">15</text:span>/<text:span text:style-name="T16">12</text:span>/23<text:span text:style-name="T6">.</text:span></text:p>
      <text:p text:style-name="P163"><text:a xlink:type="simple" xlink:href="https://paulinoposada.github.io/web_e/documents/apunts/unitat_7_ca/e_apunts_ud_7_gs.pdf">Unitat 7- ca</text:a>.</text:p>
      <text:p text:style-name="P171">Repassem teoria <text:span text:style-name="T47">i exercicis</text:span> <text:span text:style-name="T47">leyes Kirchhoff.</text:span></text:p>
      <text:p text:style-name="P163"/>
      <text:p text:style-name="P40">D<text:span text:style-name="T20">illuns</text:span><text:tab/><text:tab/><text:tab/><text:span text:style-name="T49">18</text:span>/<text:span text:style-name="T16">12</text:span>/23<text:span text:style-name="T6">.</text:span></text:p>
      <text:p text:style-name="P173">Comentem apartat 3 Medició en CA.</text:p>
      <text:p text:style-name="P164"/>
      <text:p text:style-name="P40">D<text:span text:style-name="T20">imarts</text:span><text:tab/><text:tab/><text:tab/><text:span text:style-name="T49">19</text:span>/<text:span text:style-name="T16">12</text:span>/23<text:span text:style-name="T6">.</text:span></text:p>
      <text:p text:style-name="P173">Comentem apartat 4 Càlculs simples en CA.</text:p>
      <text:p text:style-name="P39"/>
      <text:p text:style-name="P40">D<text:span text:style-name="T20">imecres</text:span><text:tab/><text:tab/><text:tab/><text:span text:style-name="T49">20</text:span>/<text:span text:style-name="T16">12</text:span>/23<text:span text:style-name="T6">.</text:span></text:p>
      <text:p text:style-name="P173">Comentem apartat 5 Fase en CA.</text:p>
      <text:p text:style-name="P39"/>
      <text:p text:style-name="P222">D<text:span text:style-name="T20">ijous</text:span><text:tab/><text:tab/><text:tab/><text:tab/><text:span text:style-name="T48">21</text:span>/<text:span text:style-name="T16">12</text:span>/23<text:span text:style-name="T6">.</text:span></text:p>
      <text:p text:style-name="P172"><text:a xlink:type="simple" xlink:href="https://paulinoposada.github.io/web_e/documents/examens/231221_ome_map33b_examen.pdf">Examen</text:a> recuperació</text:p>
      <text:p text:style-name="P165"/>
      <text:p text:style-name="P165"/>
      <text:p text:style-name="P42">************************************ <text:s text:c="2"/><text:span text:style-name="T52">2024 <text:s text:c="2"/></text:span>************************************</text:p>
      <text:p text:style-name="P42"/>
      <text:p text:style-name="P42"/>
      <text:p text:style-name="P41">D<text:span text:style-name="T20">illuns</text:span><text:tab/><text:tab/><text:tab/><text:span text:style-name="T50">08</text:span>/<text:span text:style-name="T50">01</text:span>/2<text:span text:style-name="T50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20">imarts</text:span><text:tab/><text:tab/><text:tab/><text:span text:style-name="T53">09</text:span>/<text:span text:style-name="T16">12</text:span>/23<text:span text:style-name="T6">.</text:span></text:p>
      <text:p text:style-name="P174"><text:span text:style-name="T51">Repàs</text:span> CA.</text:p>
      <text:p text:style-name="P176">Comentem exercici 5.1 de la <text:a xlink:type="simple" xlink:href="https://paulinoposada.github.io/web_e/documents/apunts/unitat_7_ca/e_apunts_ud_7_gs.pdf"><text:span text:style-name="T44">Unitat 7- ca</text:span></text:a><text:span text:style-name="T44">.</text:span></text:p>
      <text:p text:style-name="P176">Comencem amb la <text:a xlink:type="simple" xlink:href="https://paulinoposada.github.io/web_e/documents/apunts/unitat_8_nombres_complexos/e_apunts_ud_8_gs.pdf">Unitat 8 – nombres complexos</text:a>. </text:p>
      <text:p text:style-name="P174"/>
      <text:p text:style-name="P43">D<text:span text:style-name="T20">imecres</text:span><text:tab/><text:tab/><text:tab/><text:span text:style-name="T49">10</text:span>/<text:span text:style-name="T16">12</text:span>/23<text:span text:style-name="T6">.</text:span></text:p>
      <text:p text:style-name="P177"><text:a xlink:type="simple" xlink:href="https://paulinoposada.github.io/web_e/documents/apunts/unitat_8_nombres_complexos/e_apunts_ud_8_gs.pdf">Unitat 8 – nombres complexos</text:a>. </text:p>
      <text:p text:style-name="P189">Comentem apartats 1 a 4 (adicció de vectors avançada).</text:p>
      <text:p text:style-name="P190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75"/>
      <text:p text:style-name="P44">D<text:span text:style-name="T20">ijous</text:span><text:tab/><text:tab/><text:tab/><text:tab/><text:span text:style-name="T43">11</text:span>/<text:span text:style-name="T54">01</text:span>/2<text:span text:style-name="T54">4</text:span><text:span text:style-name="T6">.</text:span></text:p>
      <text:p text:style-name="P166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1">Inici pràctica 3 - Protecció d'un motor trifàsic mitjançant fusible i relé tèrmic (veure pàg. 318).</text:p>
      <text:p text:style-name="P151"/>
      <text:p text:style-name="P45">D<text:span text:style-name="T20">ivendres</text:span><text:tab/><text:tab/><text:tab/><text:span text:style-name="T43">12</text:span>/<text:span text:style-name="T54">01</text:span>/2<text:span text:style-name="T54">4</text:span><text:span text:style-name="T6">.</text:span></text:p>
      <text:p text:style-name="P195">Comentem l'exercici 12-7 <text:span text:style-name="T55">(conversió de vectors en format polar </text:span>a <text:span text:style-name="T55">rectangular) de la </text:span><text:a xlink:type="simple" xlink:href="https://paulinoposada.github.io/web_e/documents/apunts/unitat_9_reactancia%20_impedancia/e_apunts_ud_9_gs.pdf"><text:span text:style-name="T55">Unitat 9</text:span></text:a><text:span text:style-name="T55">.</text:span></text:p>
      <text:p text:style-name="P195">Comentem suma de vectors en format rectangular.</text:p>
      <text:p text:style-name="P195"/>
      <text:p text:style-name="P59">D<text:span text:style-name="T20">illuns</text:span><text:tab/><text:tab/><text:tab/><text:span text:style-name="T70">15</text:span>/<text:span text:style-name="T50">01</text:span>/2<text:span text:style-name="T50">4</text:span><text:span text:style-name="T6">.</text:span></text:p>
      <text:p text:style-name="P128"><text:span text:style-name="T45">Baixem al taller, continuem amb </text:span><text:a xlink:type="simple" xlink:href="https://paulinoposada.github.io/web_e/documents/llibre/llibre_capitol_13_practiques/llibre_electricitat_cap_13.pdf"><text:span text:style-name="T45">pràctica </text:span></text:a><text:span text:style-name="T45">3 (protección motor trifásico).</text:span></text:p>
      <text:p text:style-name="P59"/>
      <text:p text:style-name="P46">D<text:span text:style-name="T20">imarts</text:span><text:tab/><text:tab/><text:tab/><text:span text:style-name="T43">16</text:span>/<text:span text:style-name="T54">01</text:span>/2<text:span text:style-name="T54">4</text:span><text:span text:style-name="T6">.</text:span></text:p>
      <text:p text:style-name="P178"><text:a xlink:type="simple" xlink:href="https://paulinoposada.github.io/web_e/documents/apunts/unitat_8_nombres_complexos/e_apunts_ud_8_gs.pdf">Unitat 8 – nombres complexos</text:a>.</text:p>
      <text:p text:style-name="P69"><text:span text:style-name="T6">C</text:span><text:span text:style-name="T2">omentem apartats 5 a 8</text:span></text:p>
      <text:p text:style-name="P196"/>
      <text:p text:style-name="P47">D<text:span text:style-name="T20">imecres</text:span><text:tab/><text:tab/><text:tab/><text:span text:style-name="T43">17</text:span>/<text:span text:style-name="T54">01</text:span>/2<text:span text:style-name="T54">4</text:span><text:span text:style-name="T6">.</text:span></text:p>
      <text:p text:style-name="P179"><text:a xlink:type="simple" xlink:href="https://paulinoposada.github.io/web_e/documents/apunts/unitat_9_reactancia%20_impedancia/e_apunts_ud_9_gs.pdf"><text:span text:style-name="T56">Unitat 9 - reactancia</text:span></text:a></text:p>
      <text:p text:style-name="P70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97"/>
      <text:p text:style-name="P48">D<text:span text:style-name="T20">ijous</text:span><text:tab/><text:tab/><text:tab/><text:tab/><text:span text:style-name="T43">18</text:span>/<text:span text:style-name="T54">01</text:span>/2<text:span text:style-name="T54">4</text:span><text:span text:style-name="T6">.</text:span></text:p>
      <text:p text:style-name="P167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2"><text:span text:style-name="T57">Continuem amb</text:span> pràctica 3 - Protecció d'un motor trifàsic mitjançant fusible i relé tèrmic (veure pàg. 318).</text:p>
      <text:p text:style-name="P152"/>
      <text:p text:style-name="P49">D<text:span text:style-name="T20">ivendres</text:span><text:tab/><text:tab/><text:tab/><text:span text:style-name="T43">19</text:span>/<text:span text:style-name="T54">01</text:span>/2<text:span text:style-name="T54">4</text:span><text:span text:style-name="T6">.</text:span></text:p>
      <text:p text:style-name="P180"><text:a xlink:type="simple" xlink:href="https://paulinoposada.github.io/web_e/documents/apunts/unitat_9_reactancia%20_impedancia/e_apunts_ud_9_gs.pdf"><text:span text:style-name="T56">Unitat 9 - reactancia</text:span></text:a></text:p>
      <text:p text:style-name="P71"><text:span text:style-name="T6">C</text:span><text:span text:style-name="T2">omentem</text:span><text:span text:style-name="T9"> apartat 2 Inductors en circuits de CA.</text:span></text:p>
      <text:p text:style-name="P74"><text:span text:style-name="T9">C</text:span><text:span text:style-name="T2">omencem a comentar apartat 3 Circuit sèrie resistència – inductor</text:span></text:p>
      <text:p text:style-name="P74"/>
      <text:p text:style-name="P50">D<text:span text:style-name="T20">imarts</text:span><text:tab/><text:tab/><text:tab/><text:span text:style-name="T58">23</text:span>/<text:span text:style-name="T54">01</text:span>/2<text:span text:style-name="T54">4</text:span><text:span text:style-name="T6">.</text:span></text:p>
      <text:p text:style-name="P181"><text:a xlink:type="simple" xlink:href="https://paulinoposada.github.io/web_e/documents/apunts/unitat_9_reactancia%20_impedancia/e_apunts_ud_9_gs.pdf"><text:span text:style-name="T56">Unitat 9 - reactancia</text:span></text:a></text:p>
      <text:p text:style-name="P72"><text:soft-page-break/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75"/>
      <text:p text:style-name="P223">D<text:span text:style-name="T20">imecres</text:span><text:tab/><text:tab/><text:tab/><text:span text:style-name="T58">24</text:span>/<text:span text:style-name="T54">01</text:span>/2<text:span text:style-name="T54">4</text:span><text:span text:style-name="T6">.</text:span></text:p>
      <text:p text:style-name="P76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20">ijous</text:span><text:tab/><text:tab/><text:tab/><text:tab/><text:span text:style-name="T58">25</text:span>/<text:span text:style-name="T54">01</text:span>/2<text:span text:style-name="T54">4</text:span><text:span text:style-name="T6">.</text:span></text:p>
      <text:p text:style-name="P168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3"><text:span text:style-name="T13">Continuem amb</text:span><text:span text:style-name="T12"> pràctica 3 - Protecció d'un motor trifàsic mitjançant fusible i relé tèrmic (veure pàg. 318).</text:span></text:p>
      <text:p text:style-name="P198"/>
      <text:p text:style-name="P51">D<text:span text:style-name="T20">ivendres</text:span><text:tab/><text:tab/><text:tab/><text:span text:style-name="T58">26</text:span>/<text:span text:style-name="T54">01</text:span>/2<text:span text:style-name="T54">4</text:span><text:span text:style-name="T6">.</text:span></text:p>
      <text:p text:style-name="P201">Correcció examen del 24/01/24.</text:p>
      <text:p text:style-name="P212"/>
      <text:p text:style-name="P58">D<text:span text:style-name="T20">illuns</text:span><text:tab/><text:tab/><text:tab/><text:span text:style-name="T71">29</text:span>/<text:span text:style-name="T50">01</text:span>/2<text:span text:style-name="T50">4</text:span><text:span text:style-name="T6">.</text:span></text:p>
      <text:p text:style-name="P127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213"/>
      <text:p text:style-name="P52">D<text:span text:style-name="T20">imarts</text:span><text:tab/><text:tab/><text:tab/><text:span text:style-name="T59">30</text:span>/<text:span text:style-name="T54">01</text:span>/2<text:span text:style-name="T54">4</text:span><text:span text:style-name="T6">.</text:span></text:p>
      <text:p text:style-name="P182"><text:a xlink:type="simple" xlink:href="https://paulinoposada.github.io/web_e/documents/apunts/unitat_9_reactancia%20_impedancia/e_apunts_ud_9_gs.pdf"><text:span text:style-name="T56">Unitat 9 - reactancia</text:span></text:a></text:p>
      <text:p text:style-name="P202">Comentem apartats </text:p>
      <text:p text:style-name="P202">4 Circuitos paralelo resistencia-inductor</text:p>
      <text:p text:style-name="P202">5 Codensadores en circuitos de CA</text:p>
      <text:p text:style-name="P202">6 Circuitos serie resistencia-condensador</text:p>
      <text:p text:style-name="P153"/>
      <text:p text:style-name="P53">D<text:span text:style-name="T20">imecres</text:span><text:tab/><text:tab/><text:tab/><text:span text:style-name="T59">31</text:span>/<text:span text:style-name="T54">01</text:span>/2<text:span text:style-name="T54">4</text:span><text:span text:style-name="T6">.</text:span></text:p>
      <text:p text:style-name="P206">Baja.</text:p>
      <text:p text:style-name="P183"/>
      <text:p text:style-name="P53">D<text:span text:style-name="T20">ijous</text:span><text:tab/><text:tab/><text:tab/><text:tab/><text:span text:style-name="T60">01</text:span>/<text:span text:style-name="T54">02</text:span>/2<text:span text:style-name="T54">4</text:span><text:span text:style-name="T6">.</text:span></text:p>
      <text:p text:style-name="P206">Baja.</text:p>
      <text:p text:style-name="P183"/>
      <text:p text:style-name="P183"/>
      <text:p text:style-name="P54">D<text:span text:style-name="T20">ivendres</text:span><text:tab/><text:tab/><text:tab/><text:span text:style-name="T61">02</text:span>/<text:span text:style-name="T54">02</text:span>/2<text:span text:style-name="T54">4</text:span><text:span text:style-name="T6">.</text:span></text:p>
      <text:p text:style-name="P207">Charla tema?</text:p>
      <text:p text:style-name="P211"/>
      <text:p text:style-name="P57">D<text:span text:style-name="T20">illuns</text:span><text:tab/><text:tab/><text:tab/><text:span text:style-name="T70">05</text:span>/<text:span text:style-name="T50">02</text:span>/2<text:span text:style-name="T50">4</text:span><text:span text:style-name="T6">.</text:span></text:p>
      <text:p text:style-name="P126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57"/>
      <text:p text:style-name="P55">D<text:span text:style-name="T20">imarts</text:span><text:tab/><text:tab/><text:tab/><text:span text:style-name="T59">06</text:span>/<text:span text:style-name="T54">02</text:span>/2<text:span text:style-name="T54">4</text:span><text:span text:style-name="T6">.</text:span></text:p>
      <text:p text:style-name="P184"><text:a xlink:type="simple" xlink:href="https://paulinoposada.github.io/web_e/documents/apunts/unitat_9_reactancia%20_impedancia/e_apunts_ud_9_gs.pdf"><text:span text:style-name="T56">Unitat 9 - reactancia</text:span></text:a></text:p>
      <text:p text:style-name="P203">Comentem apartats </text:p>
      <text:p text:style-name="P203"><text:span text:style-name="T62">7</text:span> Circuitos paralelo resistencia-<text:span text:style-name="T62">condensador</text:span></text:p>
      <text:p text:style-name="P203"><text:span text:style-name="T62">Comencem a comentar apartat 8</text:span> <text:span text:style-name="T62">Factor de potencia en circuitos con resistencias y reactancias</text:span></text:p>
      <text:p text:style-name="P203"/>
      <text:p text:style-name="P56">D<text:span text:style-name="T20">imecres</text:span><text:tab/><text:tab/><text:tab/><text:span text:style-name="T59">07</text:span>/<text:span text:style-name="T54">02</text:span>/2<text:span text:style-name="T54">4</text:span><text:span text:style-name="T6">.</text:span></text:p>
      <text:p text:style-name="P185"><text:a xlink:type="simple" xlink:href="https://paulinoposada.github.io/web_e/documents/apunts/unitat_9_reactancia%20_impedancia/e_apunts_ud_9_gs.pdf"><text:span text:style-name="T56">Unitat 9 - reactancia</text:span></text:a></text:p>
      <text:p text:style-name="P204">Comentem apartats </text:p>
      <text:p text:style-name="P204"><text:span text:style-name="T62">Continuem comentant apartat 8</text:span> <text:span text:style-name="T62">Factor de potencia en circuitos con resistencias y reactancias</text:span></text:p>
      <text:p text:style-name="P204"/>
      <text:p text:style-name="P231"/>
      <text:p text:style-name="P232">D<text:span text:style-name="T20">ijous</text:span><text:tab/><text:tab/><text:tab/><text:tab/><text:span text:style-name="T63">08</text:span>/<text:span text:style-name="T54">02</text:span>/2<text:span text:style-name="T54">4</text:span><text:span text:style-name="T6">.</text:span></text:p>
      <text:p text:style-name="P169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4"><text:span text:style-name="T57">Continuem amb</text:span> pràctica 3 - Protecció d'un motor trifàsic mitjançant fusible i relé tèrmic (veure pàg. 318).</text:p>
      <text:p text:style-name="P208"/>
      <text:p text:style-name="P208">Terminen la pràctica 3 – Protecció motor amb seccionador fusible i relé tèrmic </text:p>
      <text:p text:style-name="P208">S.C. i J-G. panell 1</text:p>
      <text:p text:style-name="P208">C.S. i G.C. panell 2</text:p>
      <text:p text:style-name="P208">J.P. i T.F. panell 3</text:p>
      <text:p text:style-name="P208">D.F. i M.M. panell 4</text:p>
      <text:p text:style-name="P199"/>
      <text:p text:style-name="P209">Terminen la pràctica <text:span text:style-name="T64">6</text:span> – <text:span text:style-name="T64">Inversió de gir d'un motor trifàsic amb aturada prèvia</text:span></text:p>
      <text:p text:style-name="P210">D.F. i M.M. panell 4</text:p>
      <text:p text:style-name="P210"/>
      <text:p text:style-name="P210"><text:span text:style-name="T65">D</text:span><text:span text:style-name="T66">ivendres</text:span><text:span text:style-name="T65"><text:tab/><text:tab/><text:tab/></text:span><text:span text:style-name="T67">1</text:span><text:span text:style-name="T69">0</text:span><text:span text:style-name="T65">/</text:span><text:span text:style-name="T68">0</text:span><text:span text:style-name="T69">2</text:span><text:span text:style-name="T65">/2</text:span><text:span text:style-name="T68">4</text:span><text:span text:style-name="T43">.</text:span></text:p>
      <text:p text:style-name="P186"><text:a xlink:type="simple" xlink:href="https://paulinoposada.github.io/web_e/documents/apunts/unitat_9_reactancia%20_impedancia/e_apunts_ud_9_gs.pdf"><text:span text:style-name="T56">Unitat 9 - reactancia</text:span></text:a></text:p>
      <text:p text:style-name="P73"><text:span text:style-name="T6">C</text:span><text:span text:style-name="T2">omentem</text:span><text:span text:style-name="T9"> apartat </text:span><text:span text:style-name="T14">9</text:span><text:span text:style-name="T9"> </text:span><text:span text:style-name="T14">Potencia activa, reactiva y aparente.</text:span></text:p>
      <text:p text:style-name="P200"/>
      <text:p text:style-name="P57">D<text:span text:style-name="T20">illuns</text:span><text:tab/><text:tab/><text:tab/><text:span text:style-name="T70">12</text:span>/<text:span text:style-name="T50">02</text:span>/2<text:span text:style-name="T50">4</text:span><text:span text:style-name="T6">.</text:span></text:p>
      <text:p text:style-name="P126"><text:span text:style-name="T7">Baixem al taller, </text:span><text:span text:style-name="T39">continuem</text:span><text:span text:style-name="T7"> </text:span><text:span text:style-name="T70">amb </text:span><text:a xlink:type="simple" xlink:href="https://paulinoposada.github.io/web_e/documents/llibre/llibre_capitol_13_practiques/llibre_electricitat_cap_13.pdf"><text:span text:style-name="T70">pràctica 6</text:span></text:a><text:span text:style-name="T70"> (inversión de giro con paro previo).</text:span></text:p>
      <text:p text:style-name="P57"/>
      <text:p text:style-name="P60">D<text:span text:style-name="T20">imarts</text:span><text:tab/><text:tab/><text:tab/><text:span text:style-name="T72">13</text:span>/<text:span text:style-name="T54">02</text:span>/2<text:span text:style-name="T54">4</text:span><text:span text:style-name="T6">.</text:span></text:p>
      <text:p text:style-name="P187"><text:a xlink:type="simple" xlink:href="https://paulinoposada.github.io/web_e/documents/apunts/unitat_9_reactancia%20_impedancia/e_apunts_ud_9_gs.pdf"><text:span text:style-name="T56">Unitat 9 - reactancia</text:span></text:a></text:p>
      <text:p text:style-name="P205">Comentem <text:span text:style-name="T72">exercicis 9-1 a 5.</text:span> </text:p>
      <text:p text:style-name="P205"/>
      <text:p text:style-name="P61">D<text:span text:style-name="T20">imecres</text:span><text:tab/><text:tab/><text:tab/><text:span text:style-name="T72">14</text:span>/<text:span text:style-name="T54">02</text:span>/2<text:span text:style-name="T54">4</text:span><text:span text:style-name="T6">.</text:span></text:p>
      <text:p text:style-name="P188"><text:a xlink:type="simple" xlink:href="https://paulinoposada.github.io/web_e/documents/apunts/unitat_9_reactancia%20_impedancia/e_apunts_ud_9_gs.pdf"><text:span text:style-name="T56">Unitat 9 - reactancia</text:span></text:a></text:p>
      <text:p text:style-name="P214">Comentem apartats </text:p>
      <text:p text:style-name="P214">10 Factor de potencia.</text:p>
      <text:p text:style-name="P214">11 Corrección del factor de potencia</text:p>
      <text:p text:style-name="P214"/>
      <text:p text:style-name="P214">CXomencem amb els exercicis de l'apartat 12.</text:p>
      <text:p text:style-name="P214">Fet exercicis 12-1 a 3.</text:p>
      <text:p text:style-name="P214"/>
      <text:p text:style-name="P233">D<text:span text:style-name="T20">ijous</text:span><text:tab/><text:tab/><text:tab/><text:tab/><text:span text:style-name="T73">15</text:span>/<text:span text:style-name="T54">02</text:span>/2<text:span text:style-name="T54">4</text:span><text:span text:style-name="T6">.</text:span></text:p>
      <text:p text:style-name="P227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28"><text:span text:style-name="T57">Continuem amb</text:span> pràctica 3 - Protecció d'un motor trifàsic mitjançant fusible i relé tèrmic (veure pàg. 318).</text:p>
      <text:p text:style-name="P225"/>
      <text:p text:style-name="P225"><text:span text:style-name="T73">Continuen amb</text:span> la pràctica 3 – Protecció motor amb seccionador fusible i relé tèrmic </text:p>
      <text:p text:style-name="P225">C.S. i G.C. panell 2</text:p>
      <text:p text:style-name="P225">J.P. i T.F. panell 3</text:p>
      <text:p text:style-name="P230">A.D y P. panell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5T23:34:48.694481714</dc:date>
    <meta:editing-duration>PT1H38M38S</meta:editing-duration>
    <meta:editing-cycles>83</meta:editing-cycles>
    <meta:document-statistic meta:table-count="0" meta:image-count="0" meta:object-count="0" meta:page-count="11" meta:paragraph-count="289" meta:word-count="1369" meta:character-count="9214" meta:non-whitespace-character-count="7960"/>
  </office:meta>
</office:document-meta>
</file>